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2" style:family="paragraph">
      <loext:graphic-properties draw:fill-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T1" style:family="text">
      <style:text-properties style:font-name="Courier New" fo:font-size="12pt" style:font-size-asian="12pt" style:font-size-complex="12pt"/>
    </style:style>
    <style:style style:name="T2" style:family="text">
      <style:text-properties style:font-name="Courier New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>
        <office:forms form:automatic-focus="false" form:apply-design-mode="false"/>
        <draw:frame draw:style-name="gr1" draw:text-style-name="P1" draw:layer="layout" svg:width="23.108cm" svg:height="15.547cm" svg:x="4cm" svg:y="3.4cm">
          <draw:text-box>
            <text:p><text:span text:style-name="T1">a ^ x mod 29</text:span></text:p>
            <text:p><text:span text:style-name="T1"/></text:p>
            <text:p><text:span text:style-name="T1">x -&gt; <text:s/>1 <text:s/>2 <text:s/>3 <text:s/>4 <text:s/>5 <text:s/>6 <text:s/>7 <text:s/>8 <text:s/>9 10 11 12 13 14 15 16 17 18 19 20 21 22 23 24 25 26 27 28 </text:span></text:p>
            <text:p><text:span text:style-name="T1"/></text:p>
            <text:p><text:span text:style-name="T1"><text:s/></text:span><text:span text:style-name="T1">1: <text:s text:c="2"/>1 <text:s/>1 <text:s/>1 <text:s/>1 <text:s/>1 <text:s/>1 <text:s/>1 <text:s/>1 <text:s/>1 <text:s/>1 <text:s/>1 <text:s/>1 <text:s/>1 <text:s/>1 <text:s/>1 <text:s/>1 <text:s/>1 <text:s/>1 <text:s/>1 <text:s/>1 <text:s/>1 <text:s/>1 <text:s/>1 <text:s/>1 <text:s/>1 <text:s/>1 <text:s/>1 <text:s/>1 </text:span></text:p>
            <text:p><text:span text:style-name="T1"><text:s/></text:span><text:span text:style-name="T1">2: <text:s text:c="2"/>2 <text:s/>4 <text:s/>8 16 <text:s/>3 <text:s/>6 12 24 19 <text:s/>9 18 <text:s/>7 14 28 27 25 21 13 26 23 17 <text:s/>5 10 20 11 22 15 <text:s/>1 </text:span></text:p>
            <text:p><text:span text:style-name="T1"><text:s/></text:span><text:span text:style-name="T1">3: <text:s text:c="2"/>3 <text:s/>9 27 23 11 <text:s/>4 12 <text:s/>7 21 <text:s/>5 15 16 19 28 26 20 <text:s/>2 <text:s/>6 18 25 17 22 <text:s/>8 24 14 13 10 <text:s/>1 </text:span></text:p>
            <text:p><text:span text:style-name="T1"><text:s/></text:span><text:span text:style-name="T1">4: <text:s text:c="2"/>4 16 <text:s/>6 24 <text:s/>9 <text:s/>7 28 25 13 23 <text:s/>5 20 22 <text:s/>1 <text:s/>4 16 <text:s/>6 24 <text:s/>9 <text:s/>7 28 25 13 23 <text:s/>5 20 22 <text:s/>1 </text:span></text:p>
            <text:p><text:span text:style-name="T1"><text:s/></text:span><text:span text:style-name="T1">5: <text:s text:c="2"/>5 25 <text:s/>9 16 22 23 28 24 <text:s/>4 20 13 <text:s/>7 <text:s/>6 <text:s/>1 <text:s/>5 25 <text:s/>9 16 22 23 28 24 <text:s/>4 20 13 <text:s/>7 <text:s/>6 <text:s/>1 </text:span></text:p>
            <text:p><text:span text:style-name="T1"><text:s/></text:span><text:span text:style-name="T1">6: <text:s text:c="2"/>6 <text:s/>7 13 20 <text:s/>4 24 28 23 22 16 <text:s/>9 25 <text:s/>5 <text:s/>1 <text:s/>6 <text:s/>7 13 20 <text:s/>4 24 28 23 22 16 <text:s/>9 25 <text:s/>5 <text:s/>1 </text:span></text:p>
            <text:p><text:span text:style-name="T1"><text:s/></text:span><text:span text:style-name="T1">7: <text:s text:c="2"/>7 20 24 23 16 25 <text:s/>1 <text:s/>7 20 24 23 16 25 <text:s/>1 <text:s/>7 20 24 23 16 25 <text:s/>1 <text:s/>7 20 24 23 16 25 <text:s/>1 </text:span></text:p>
            <text:p><text:span text:style-name="T1"><text:s/></text:span><text:span text:style-name="T1">8: <text:s text:c="2"/>8 <text:s/>6 19 <text:s/>7 27 13 17 20 15 <text:s/>4 <text:s/>3 24 18 28 21 23 10 22 <text:s/>2 16 12 <text:s/>9 14 25 26 <text:s/>5 11 <text:s/>1 </text:span></text:p>
            <text:p><text:span text:style-name="T1"><text:s/></text:span><text:span text:style-name="T1">9: <text:s text:c="2"/>9 23 <text:s/>4 <text:s/>7 <text:s/>5 16 28 20 <text:s/>6 25 22 24 13 <text:s/>1 <text:s/>9 23 <text:s/>4 <text:s/>7 <text:s/>5 16 28 20 <text:s/>6 25 22 24 13 <text:s/>1 </text:span></text:p>
            <text:p><text:span text:style-name="T1">10: <text:s/>10 13 14 24 <text:s/>8 22 17 25 18 <text:s/>6 <text:s/>2 20 26 28 19 16 15 <text:s/>5 21 <text:s/>7 12 <text:s/>4 11 23 27 <text:s/>9 <text:s/>3 <text:s/>1 </text:span></text:p>
            <text:p><text:span text:style-name="T1">11: <text:s/>11 <text:s/>5 26 25 14 <text:s/>9 12 16 <text:s/>2 22 10 23 21 28 18 24 <text:s/>3 <text:s/>4 15 20 17 13 27 <text:s/>7 19 <text:s/>6 <text:s/>8 <text:s/>1 </text:span></text:p>
            <text:p><text:span text:style-name="T1">12: <text:s/>12 28 17 <text:s/>1 12 28 17 <text:s/>1 12 28 17 <text:s/>1 12 28 17 <text:s/>1 12 28 17 <text:s/>1 12 28 17 <text:s/>1 12 28 17 <text:s/>1 </text:span></text:p>
            <text:p><text:span text:style-name="T1">13: <text:s/>13 24 22 25 <text:s/>6 20 28 16 <text:s/>5 <text:s/>7 <text:s/>4 23 <text:s/>9 <text:s/>1 13 24 22 25 <text:s/>6 20 28 16 <text:s/>5 <text:s/>7 <text:s/>4 23 <text:s/>9 <text:s/>1 </text:span></text:p>
            <text:p><text:span text:style-name="T1">14: <text:s/>14 22 18 20 19 <text:s/>5 12 23 <text:s/>3 13 <text:s/>8 25 <text:s/>2 28 15 <text:s/>7 11 <text:s/>9 10 24 17 <text:s/>6 26 16 21 <text:s/>4 27 <text:s/>1 </text:span></text:p>
            <text:p><text:span text:style-name="T1">15: <text:s/>15 22 11 20 10 <text:s/>5 17 23 26 13 21 25 27 28 14 <text:s/>7 18 <text:s/>9 19 24 12 <text:s/>6 <text:s/>3 16 <text:s/>8 <text:s/>4 <text:s/>2 <text:s/>1 </text:span></text:p>
            <text:p><text:span text:style-name="T1">16: <text:s/>16 24 <text:s/>7 25 23 20 <text:s/>1 16 24 <text:s/>7 25 23 20 <text:s/>1 16 24 <text:s/>7 25 23 20 <text:s/>1 16 24 <text:s/>7 25 23 20 <text:s/>1 </text:span></text:p>
            <text:p><text:span text:style-name="T1">17: <text:s/>17 28 12 <text:s/>1 17 28 12 <text:s/>1 17 28 12 <text:s/>1 17 28 12 <text:s/>1 17 28 12 <text:s/>1 17 28 12 <text:s/>1 17 28 12 <text:s/>1 </text:span></text:p>
            <text:p><text:span text:style-name="T1">18: <text:s/>18 <text:s/>5 <text:s/>3 25 15 <text:s/>9 17 16 27 22 19 23 <text:s/>8 28 11 24 26 <text:s/>4 14 20 12 13 <text:s/>2 <text:s/>7 10 <text:s/>6 21 <text:s/>1 </text:span></text:p>
            <text:p><text:span text:style-name="T1">19: <text:s/>19 13 15 24 21 22 12 25 11 <text:s/>6 27 20 <text:s/>3 28 10 16 14 <text:s/>5 <text:s/>8 <text:s/>7 17 <text:s/>4 18 23 <text:s/>2 <text:s/>9 26 <text:s/>1 </text:span></text:p>
            <text:p><text:span text:style-name="T1">20: <text:s/>20 23 25 <text:s/>7 24 16 <text:s/>1 20 23 25 <text:s/>7 24 16 <text:s/>1 20 23 25 <text:s/>7 24 16 <text:s/>1 20 23 25 <text:s/>7 24 16 <text:s/>1 </text:span></text:p>
            <text:p><text:span text:style-name="T1">21: <text:s/>21 <text:s/>6 10 <text:s/>7 <text:s/>2 13 12 20 14 <text:s/>4 26 24 11 28 <text:s/>8 23 19 22 27 16 17 <text:s/>9 15 25 <text:s/>3 <text:s/>5 18 <text:s/>1 </text:span></text:p>
            <text:p><text:span text:style-name="T1">22: <text:s/>22 20 <text:s/>5 23 13 25 28 <text:s/>7 <text:s/>9 24 <text:s/>6 16 <text:s/>4 <text:s/>1 22 20 <text:s/>5 23 13 25 28 <text:s/>7 <text:s/>9 24 <text:s/>6 16 <text:s/>4 <text:s/>1 </text:span></text:p>
            <text:p><text:span text:style-name="T1">23: <text:s/>23 <text:s/>7 16 20 25 24 <text:s/>1 23 <text:s/>7 16 20 25 24 <text:s/>1 23 <text:s/>7 16 20 25 24 <text:s/>1 23 <text:s/>7 16 20 25 24 <text:s/>1 </text:span></text:p>
            <text:p><text:span text:style-name="T1">24: <text:s/>24 25 20 16 <text:s/>7 23 <text:s/>1 24 25 20 16 <text:s/>7 23 <text:s/>1 24 25 20 16 <text:s/>7 23 <text:s/>1 24 25 20 16 <text:s/>7 23 <text:s/>1 </text:span></text:p>
            <text:p><text:span text:style-name="T1">25: <text:s/>25 16 23 24 20 <text:s/>7 <text:s/>1 25 16 23 24 20 <text:s/>7 <text:s/>1 25 16 23 24 20 <text:s/>7 <text:s/>1 25 16 23 24 20 <text:s/>7 <text:s/>1 </text:span></text:p>
            <text:p><text:span text:style-name="T1">26: <text:s/>26 <text:s/>9 <text:s/>2 23 18 <text:s/>4 17 <text:s/>7 <text:s/>8 <text:s/>5 14 16 10 28 <text:s/>3 20 27 <text:s/>6 11 25 12 22 21 24 15 13 19 <text:s/>1 </text:span></text:p>
            <text:p><text:span text:style-name="T1">27: <text:s/>27 <text:s/>4 21 16 26 <text:s/>6 17 24 10 <text:s/>9 11 <text:s/>7 15 28 <text:s/>2 25 <text:s/>8 13 <text:s/>3 23 12 <text:s/>5 19 20 18 22 14 <text:s/>1 </text:span></text:p>
            <text:p><text:span text:style-name="T1">28: <text:s/>28 <text:s/>1 28 <text:s/>1 28 <text:s/>1 28 <text:s/>1 28 <text:s/>1 28 <text:s/>1 28 <text:s/>1 28 <text:s/>1 28 <text:s/>1 28 <text:s/>1 28 <text:s/>1 28 <text:s/>1 28 <text:s/>1 28 <text:s/>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draw:style-name="gr1" draw:text-style-name="P4" draw:layer="layout" svg:width="17.436cm" svg:height="12.24cm" svg:x="4cm" svg:y="3.4cm">
          <draw:text-box>
            <text:p text:style-name="P3"><text:span text:style-name="T2">polynomial a ^ x mod x^4 + x + 1 (0x13)</text:span></text:p>
            <text:p text:style-name="P3"><text:span text:style-name="T2"/></text:p>
            <text:p text:style-name="P3"><text:span text:style-name="T2">x -&gt; <text:s/>1 <text:s/>2 <text:s/>3 <text:s/>4 <text:s/>5 <text:s/>6 <text:s/>7 <text:s/>8 <text:s/>9 10 11 12 13 14 15 </text:span></text:p>
            <text:p text:style-name="P3"><text:span text:style-name="T2"/></text:p>
            <text:p text:style-name="P3"><text:span text:style-name="T2"><text:s/></text:span><text:span text:style-name="T2">1: <text:s text:c="2"/>1 <text:s/>1 <text:s/>1 <text:s/>1 <text:s/>1 <text:s/>1 <text:s/>1 <text:s/>1 <text:s/>1 <text:s/>1 <text:s/>1 <text:s/>1 <text:s/>1 <text:s/>1 <text:s/>1 </text:span></text:p>
            <text:p text:style-name="P3"><text:span text:style-name="T2"><text:s/></text:span><text:span text:style-name="T2">2: <text:s text:c="2"/>2 <text:s/>4 <text:s/>8 <text:s/>3 <text:s/>6 12 11 <text:s/>5 10 <text:s/>7 14 15 13 <text:s/>9 <text:s/>1 </text:span></text:p>
            <text:p text:style-name="P3"><text:span text:style-name="T2"><text:s/></text:span><text:span text:style-name="T2">3: <text:s text:c="2"/>3 <text:s/>5 15 <text:s/>2 <text:s/>6 10 13 <text:s/>4 12 <text:s/>7 <text:s/>9 <text:s/>8 11 14 <text:s/>1 </text:span></text:p>
            <text:p text:style-name="P3"><text:span text:style-name="T2"><text:s/></text:span><text:span text:style-name="T2">4: <text:s text:c="2"/>4 <text:s/>3 12 <text:s/>5 <text:s/>7 15 <text:s/>9 <text:s/>2 <text:s/>8 <text:s/>6 11 10 14 13 <text:s/>1 </text:span></text:p>
            <text:p text:style-name="P3"><text:span text:style-name="T2"><text:s/></text:span><text:span text:style-name="T2">5: <text:s text:c="2"/>5 <text:s/>2 10 <text:s/>4 <text:s/>7 <text:s/>8 14 <text:s/>3 15 <text:s/>6 13 12 <text:s/>9 11 <text:s/>1 </text:span></text:p>
            <text:p text:style-name="P3"><text:span text:style-name="T2"><text:s/></text:span><text:span text:style-name="T2">6: <text:s text:c="2"/>6 <text:s/>7 <text:s/>1 <text:s/>6 <text:s/>7 <text:s/>1 <text:s/>6 <text:s/>7 <text:s/>1 <text:s/>6 <text:s/>7 <text:s/>1 <text:s/>6 <text:s/>7 <text:s/>1 </text:span></text:p>
            <text:p text:style-name="P3"><text:span text:style-name="T2"><text:s/></text:span><text:span text:style-name="T2">7: <text:s text:c="2"/>7 <text:s/>6 <text:s/>1 <text:s/>7 <text:s/>6 <text:s/>1 <text:s/>7 <text:s/>6 <text:s/>1 <text:s/>7 <text:s/>6 <text:s/>1 <text:s/>7 <text:s/>6 <text:s/>1 </text:span></text:p>
            <text:p text:style-name="P3"><text:span text:style-name="T2"><text:s/></text:span><text:span text:style-name="T2">8: <text:s text:c="2"/>8 12 10 15 <text:s/>1 <text:s/>8 12 10 15 <text:s/>1 <text:s/>8 12 10 15 <text:s/>1 </text:span></text:p>
            <text:p text:style-name="P3"><text:span text:style-name="T2"><text:s/></text:span><text:span text:style-name="T2">9: <text:s text:c="2"/>9 13 15 14 <text:s/>7 10 <text:s/>5 11 12 <text:s/>6 <text:s/>3 <text:s/>8 <text:s/>4 <text:s/>2 <text:s/>1 </text:span></text:p>
            <text:p text:style-name="P3"><text:span text:style-name="T2">10: <text:s/>10 <text:s/>8 15 12 <text:s/>1 10 <text:s/>8 15 12 <text:s/>1 10 <text:s/>8 15 12 <text:s/>1 </text:span></text:p>
            <text:p text:style-name="P3"><text:span text:style-name="T2">11: <text:s/>11 <text:s/>9 12 13 <text:s/>6 15 <text:s/>3 14 <text:s/>8 <text:s/>7 <text:s/>4 10 <text:s/>2 <text:s/>5 <text:s/>1 </text:span></text:p>
            <text:p text:style-name="P3"><text:span text:style-name="T2">12: <text:s/>12 15 <text:s/>8 10 <text:s/>1 12 15 <text:s/>8 10 <text:s/>1 12 15 <text:s/>8 10 <text:s/>1 </text:span></text:p>
            <text:p text:style-name="P3"><text:span text:style-name="T2">13: <text:s/>13 14 10 11 <text:s/>6 <text:s/>8 <text:s/>2 <text:s/>9 15 <text:s/>7 <text:s/>5 12 <text:s/>3 <text:s/>4 <text:s/>1 </text:span></text:p>
            <text:p text:style-name="P3"><text:span text:style-name="T2">14: <text:s/>14 11 <text:s/>8 <text:s/>9 <text:s/>7 12 <text:s/>4 13 10 <text:s/>6 <text:s/>2 15 <text:s/>5 <text:s/>3 <text:s/>1 </text:span></text:p>
            <text:p text:style-name="P3"><text:span text:style-name="T2">15: <text:s/>15 10 12 <text:s/>8 <text:s/>1 15 10 12 <text:s/>8 <text:s/>1 15 10 12 <text:s/>8 <text:s/>1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ru" fo:country="RU" style:font-name-asian="Mangal1" style:font-family-asian="Mangal" style:font-pitch-asian="variable" style:font-size-asian="12pt" style:language-asian="hi" style:country-asian="IN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Указатель" style:family="graphic">
      <style:paragraph-properties style:text-autospace="none"/>
      <style:text-properties style:font-name-asian="Mangal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2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2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5T17:01:30.701000000</meta:creation-date>
    <meta:editing-duration>PT1M30S</meta:editing-duration>
    <meta:editing-cycles>2</meta:editing-cycles>
    <meta:generator>LibreOffice/5.3.0.3$Windows_X86_64 LibreOffice_project/7074905676c47b82bbcfbea1aeefc84afe1c50e1</meta:generator>
    <meta:initial-creator>Андрей  Фионов</meta:initial-creator>
    <dc:date>2017-02-05T17:14:15.274000000</dc:date>
    <dc:creator>Андрей  Фионов</dc:creator>
    <meta:document-statistic meta:object-count="4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